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666be" officeooo:paragraph-rsid="000666be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text-line-through-style="solid" style:text-line-through-type="single"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T1" style:family="text">
      <style:text-properties officeooo:rsid="0006c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zz v0.4 Bug List</text:p>
      <text:p text:style-name="P1"/>
      <text:list xml:id="list1434907795" text:style-name="L1">
        <text:list-item>
          <text:p text:style-name="P3">Bee numbers don’t update</text:p>
        </text:list-item>
        <text:list-item>
          <text:p text:style-name="P3">Frame quantities don’t update</text:p>
        </text:list-item>
        <text:list-item>
          <text:p text:style-name="P2">Sell buttons aren’t attached to functions</text:p>
        </text:list-item>
        <text:list-item>
          <text:p text:style-name="P3">Upgrade buttons aren’t attached to functions</text:p>
        </text:list-item>
        <text:list-item>
          <text:p text:style-name="P3">Split hives choices are invisible until cursor contact</text:p>
        </text:list-item>
        <text:list-item>
          <text:p text:style-name="P2">Upon splitting, hives have substantially more bees than normal</text:p>
        </text:list-item>
        <text:list-item>
          <text:p text:style-name="P2">Mul<text:span text:style-name="T1">t</text:span>iple “Buy Upgrades” and “Sell” frames appear on single button click</text:p>
        </text:list-item>
        <text:list-item>
          <text:p text:style-name="P2">Save and quit button not attacher to function</text:p>
        </text:list-item>
        <text:list-item>
          <text:p text:style-name="P2">Load button not attached to fun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6:49.967746722</meta:creation-date>
    <dc:date>2019-05-24T19:09:33.660920136</dc:date>
    <meta:editing-duration>P5DT5H22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5" meta:character-count="434" meta:non-whitespace-character-count="378"/>
  </office:meta>
</office:document-meta>
</file>